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600000171BF9E646F74D7F6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text-properties fo:color="#9900ff" style:font-name="Cabin" fo:font-size="18pt" fo:text-shadow="none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color="#9900ff" style:font-name="Cabin" fo:font-size="18pt" fo:text-shadow="none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color="#9900ff" style:font-name="Cabin" fo:font-size="18pt" fo:text-shadow="none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7.514cm" svg:height="9.762cm" svg:x="2.106cm" svg:y="9.157cm">
            <draw:image xlink:href="Pictures/100002010000029600000171BF9E646F74D7F6C1.png" xlink:type="simple" xlink:show="embed" xlink:actuate="onLoad">
              <text:p/>
            </draw:image>
          </draw:frame>
          <draw:frame draw:style-name="gr2" draw:text-style-name="P3" draw:layer="layout" svg:width="10.668cm" svg:height="1.026cm" svg:x="8.366cm" svg:y="8.239cm">
            <draw:text-box>
              <text:p text:style-name="P2"><text:span text:style-name="T1">Submitting a review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3:36:47.522248968</meta:creation-date>
    <dc:date>2018-05-25T13:41:24.907933299</dc:date>
    <meta:editing-duration>PT1M54S</meta:editing-duration>
    <meta:editing-cycles>1</meta:editing-cycles>
    <meta:document-statistic meta:object-count="3"/>
    <meta:generator>LibreOffice/5.1.6.2$Linux_X86_64 LibreOffice_project/10m0$Build-2</meta:generator>
  </office:meta>
</office:document-meta>
</file>